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f79f" officeooo:paragraph-rsid="000df7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L211030719ALL code notes:</text:p>
      <text:p text:style-name="P1"/>
      <text:p text:style-name="P1">1) Run MergeDrugNondrugDir.py to generate a list of cell patches directory from both drug and nondrug dataset</text:p>
      <text:p text:style-name="P1"/>
      <text:p text:style-name="P1">2) Run MergeDrugNondrugDirCorrected.py to generate a list of corrected cell patches directory from both drug and nondrug dataset</text:p>
      <text:p text:style-name="P1"/>
      <text:p text:style-name="P1">3) Run MergeDrugNondrugFluoDir.py to generate a list of cell patches with fluorescence data directory from both drug and nondrug dataset</text:p>
      <text:p text:style-name="P1"/>
      <text:p text:style-name="P1">4) Run MergeDrugNondrugFluoDirCorrected.py to generate a list of corrected cell patches with fluorescence data directory from both drug and nondrug data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4T14:13:46.994598719</meta:creation-date>
    <dc:date>2019-03-24T14:18:31.159876102</dc:date>
    <meta:editing-duration>PT4M44S</meta:editing-duration>
    <meta:editing-cycles>1</meta:editing-cycles>
    <meta:document-statistic meta:table-count="0" meta:image-count="0" meta:object-count="0" meta:page-count="1" meta:paragraph-count="5" meta:word-count="79" meta:character-count="555" meta:non-whitespace-character-count="481"/>
    <meta:generator>LibreOffice/6.0.7.3$Linux_X86_64 LibreOffice_project/00m0$Build-3</meta:generator>
  </office:meta>
</office:document-meta>
</file>